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B00000290F8FEF606593609E6.png" manifest:media-type="image/png"/>
  <manifest:file-entry manifest:full-path="Pictures/100000000000036B00000290A261BDE853CA14BF.png" manifest:media-type="image/png"/>
  <manifest:file-entry manifest:full-path="Pictures/10000000000001B10000018D512B29AA0889BC11.jpg" manifest:media-type="image/jpeg"/>
  <manifest:file-entry manifest:full-path="Pictures/10000000000002E2000002D06D4EE8F7DFE2FAE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16cm, 0.567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22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2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cm" svg:height="17.561cm" svg:x="8.2cm" svg:y="11.539cm">
          <draw:image xlink:href="Pictures/10000000000002E2000002D06D4EE8F7DFE2FAEA.jpg" xlink:type="simple" xlink:show="embed" xlink:actuate="onLoad">
            <text:p/>
          </draw:image>
        </draw:frame>
        <draw:frame draw:style-name="gr2" draw:text-style-name="P1" draw:layer="layout" svg:width="16.499cm" svg:height="15.326cm" svg:x="-8.3cm" svg:y="13.8cm">
          <draw:image xlink:href="Pictures/10000000000001B10000018D512B29AA0889BC11.jpg" xlink:type="simple" xlink:show="embed" xlink:actuate="onLoad">
            <text:p/>
          </draw:image>
        </draw:frame>
        <draw:frame draw:style-name="gr3" draw:text-style-name="P1" draw:layer="layout" svg:width="17.299cm" svg:height="13.884cm" svg:x="-8.3cm" svg:y="-0.084cm">
          <draw:image xlink:href="Pictures/100000000000036B00000290A261BDE853CA14BF.png" xlink:type="simple" xlink:show="embed" xlink:actuate="onLoad">
            <text:p/>
          </draw:image>
        </draw:frame>
        <draw:frame draw:style-name="gr4" draw:text-style-name="P1" draw:layer="layout" svg:width="17.319cm" svg:height="13.884cm" svg:x="8.88cm" svg:y="-0.084cm">
          <draw:image xlink:href="Pictures/100000000000036B00000290F8FEF606593609E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5-16T01:22:19.694895196</dc:date>
    <meta:editing-duration>PT9M22S</meta:editing-duration>
    <meta:editing-cycles>1</meta:editing-cycles>
    <meta:document-statistic meta:object-count="4"/>
    <meta:generator>LibreOffice/5.1.6.2$Linux_X86_64 LibreOffice_project/10m0$Build-2</meta:generator>
  </office:meta>
</office:document-meta>
</file>